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0.088cm solid #355e00" fo:border-right="none" fo:border-top="0.088cm solid #355e00" fo:border-bottom="0.088cm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0.088cm solid #355e00" fo:border-bottom="0.002cm solid #355e00"/>
    </style:style>
    <style:style style:name="Tabla1.D1" style:family="table-cell">
      <style:table-cell-properties style:vertical-align="bottom" fo:padding="0.097cm" fo:border-left="none" fo:border-right="0.088cm solid #355e00" fo:border-top="0.088cm solid #355e00" fo:border-bottom="0.002cm solid #355e00"/>
    </style:style>
    <style:style style:name="Tabla1.B2" style:family="table-cell">
      <style:table-cell-properties fo:padding="0.097cm" fo:border-left="none" fo:border-right="none" fo:border-top="none" fo:border-bottom="0.002cm solid #355e00"/>
    </style:style>
    <style:style style:name="Tabla1.D2" style:family="table-cell">
      <style:table-cell-properties style:vertical-align="bottom" fo:padding="0.097cm" fo:border-left="none" fo:border-right="0.088cm solid #355e00" fo:border-top="none" fo:border-bottom="0.002cm solid #355e00"/>
    </style:style>
    <style:style style:name="Tabla1.B4" style:family="table-cell">
      <style:table-cell-properties fo:padding="0.097cm" fo:border-left="none" fo:border-right="none" fo:border-top="0.002cm solid #355e00" fo:border-bottom="0.002cm solid #355e00"/>
    </style:style>
    <style:style style:name="Tabla1.C4" style:family="table-cell">
      <style:table-cell-properties style:vertical-align="bottom" fo:padding="0.097cm" fo:border-left="none" fo:border-right="none" fo:border-top="0.002cm solid #355e00" fo:border-bottom="0.002cm solid #355e00"/>
    </style:style>
    <style:style style:name="Tabla1.E4" style:family="table-cell">
      <style:table-cell-properties style:vertical-align="" fo:padding="0.097cm" fo:border-left="0.002cm solid #355e00" fo:border-right="none" fo:border-top="0.002cm solid #355e00" fo:border-bottom="0.002cm solid #355e00"/>
    </style:style>
    <style:style style:name="Tabla1.F4" style:family="table-cell">
      <style:table-cell-properties style:vertical-align="bottom" fo:padding="0.097cm" fo:border-left="none" fo:border-right="0.088cm solid #355e00" fo:border-top="0.002cm solid #355e00" fo:border-bottom="0.002cm solid #355e00"/>
    </style:style>
    <style:style style:name="Tabla1.B5" style:family="table-cell">
      <style:table-cell-properties fo:padding="0.097cm" fo:border-left="none" fo:border-right="none" fo:border-top="none" fo:border-bottom="0.088cm solid #355e00"/>
    </style:style>
    <style:style style:name="Tabla1.D5" style:family="table-cell">
      <style:table-cell-properties style:vertical-align="bottom" fo:padding="0.097cm" fo:border-left="none" fo:border-right="none" fo:border-top="none" fo:border-bottom="0.088cm solid #355e00"/>
    </style:style>
    <style:style style:name="Tabla1.G5" style:family="table-cell">
      <style:table-cell-properties fo:padding="0.097cm" fo:border-left="0.002cm solid #355e00" fo:border-right="none" fo:border-top="none" fo:border-bottom="0.088cm solid #355e00"/>
    </style:style>
    <style:style style:name="Tabla1.H5" style:family="table-cell">
      <style:table-cell-properties style:vertical-align="bottom" fo:padding="0.097cm" fo:border-left="none" fo:border-right="0.088cm solid #355e00" fo:border-top="none" fo:border-bottom="0.088cm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244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0.76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0.088cm solid #000000" fo:border-bottom="0.002cm solid #000000"/>
    </style:style>
    <style:style style:name="Tabla3.D1" style:family="table-cell">
      <style:table-cell-properties style:vertical-align="bottom" fo:padding="0.097cm" fo:border-left="none" fo:border-right="0.088cm solid #000000" fo:border-top="0.088cm solid #000000" fo:border-bottom="0.002cm solid #000000"/>
    </style:style>
    <style:style style:name="Tabla3.B2" style:family="table-cell">
      <style:table-cell-properties fo:padding="0.097cm" fo:border-left="none" fo:border-right="none" fo:border-top="none" fo:border-bottom="0.002cm solid #000000"/>
    </style:style>
    <style:style style:name="Tabla3.D2" style:family="table-cell">
      <style:table-cell-properties style:vertical-align="bottom" fo:padding="0.097cm" fo:border-left="none" fo:border-right="0.088cm solid #000000" fo:border-top="none" fo:border-bottom="0.002cm solid #000000"/>
    </style:style>
    <style:style style:name="Tabla3.B4" style:family="table-cell">
      <style:table-cell-properties fo:padding="0.097cm" fo:border-left="none" fo:border-right="none" fo:border-top="0.002cm solid #000000" fo:border-bottom="0.002cm solid #000000"/>
    </style:style>
    <style:style style:name="Tabla3.C4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Tabla3.E4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3.F4" style:family="table-cell">
      <style:table-cell-properties style:vertical-align="bottom" fo:padding="0.097cm" fo:border-left="none" fo:border-right="0.088cm solid #000000" fo:border-top="0.002cm solid #000000" fo:border-bottom="0.002cm solid #000000"/>
    </style:style>
    <style:style style:name="Tabla3.B5" style:family="table-cell">
      <style:table-cell-properties fo:padding="0.097cm" fo:border-left="none" fo:border-right="none" fo:border-top="none" fo:border-bottom="0.088cm solid #000000"/>
    </style:style>
    <style:style style:name="Tabla3.D5" style:family="table-cell">
      <style:table-cell-properties style:vertical-align="bottom" fo:padding="0.097cm" fo:border-left="none" fo:border-right="none" fo:border-top="none" fo:border-bottom="0.088cm solid #000000"/>
    </style:style>
    <style:style style:name="Tabla3.G5" style:family="table-cell">
      <style:table-cell-properties fo:padding="0.097cm" fo:border-left="0.002cm solid #000000" fo:border-right="none" fo:border-top="none" fo:border-bottom="0.088cm solid #000000"/>
    </style:style>
    <style:style style:name="Tabla3.H5" style:family="table-cell">
      <style:table-cell-properties style:vertical-align="bottom" fo:padding="0.097cm" fo:border-left="none" fo:border-right="0.088cm solid #000000" fo:border-top="none" fo:border-bottom="0.088cm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0.088cm solid #355e00" fo:border-right="none" fo:border-top="0.088cm solid #355e00" fo:border-bottom="0.088cm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0.088cm solid #355e00" fo:border-bottom="0.002cm solid #355e00"/>
    </style:style>
    <style:style style:name="Tabla2.D1" style:family="table-cell">
      <style:table-cell-properties style:vertical-align="bottom" fo:padding="0.097cm" fo:border-left="none" fo:border-right="0.088cm solid #355e00" fo:border-top="0.088cm solid #355e00" fo:border-bottom="0.002cm solid #355e00"/>
    </style:style>
    <style:style style:name="Tabla2.B2" style:family="table-cell">
      <style:table-cell-properties fo:padding="0.097cm" fo:border-left="none" fo:border-right="none" fo:border-top="none" fo:border-bottom="0.002cm solid #355e00"/>
    </style:style>
    <style:style style:name="Tabla2.D2" style:family="table-cell">
      <style:table-cell-properties style:vertical-align="bottom" fo:padding="0.097cm" fo:border-left="none" fo:border-right="0.088cm solid #355e00" fo:border-top="none" fo:border-bottom="0.002cm solid #355e00"/>
    </style:style>
    <style:style style:name="Tabla2.B4" style:family="table-cell">
      <style:table-cell-properties fo:padding="0.097cm" fo:border-left="none" fo:border-right="none" fo:border-top="0.002cm solid #355e00" fo:border-bottom="0.002cm solid #355e00"/>
    </style:style>
    <style:style style:name="Tabla2.C4" style:family="table-cell">
      <style:table-cell-properties style:vertical-align="bottom" fo:padding="0.097cm" fo:border-left="none" fo:border-right="none" fo:border-top="0.002cm solid #355e00" fo:border-bottom="0.002cm solid #355e00"/>
    </style:style>
    <style:style style:name="Tabla2.E4" style:family="table-cell">
      <style:table-cell-properties style:vertical-align="" fo:padding="0.097cm" fo:border-left="0.002cm solid #355e00" fo:border-right="none" fo:border-top="0.002cm solid #355e00" fo:border-bottom="0.002cm solid #355e00"/>
    </style:style>
    <style:style style:name="Tabla2.F4" style:family="table-cell">
      <style:table-cell-properties style:vertical-align="bottom" fo:padding="0.097cm" fo:border-left="none" fo:border-right="0.088cm solid #355e00" fo:border-top="0.002cm solid #355e00" fo:border-bottom="0.002cm solid #355e00"/>
    </style:style>
    <style:style style:name="Tabla2.B5" style:family="table-cell">
      <style:table-cell-properties fo:padding="0.097cm" fo:border-left="none" fo:border-right="none" fo:border-top="none" fo:border-bottom="0.088cm solid #355e00"/>
    </style:style>
    <style:style style:name="Tabla2.D5" style:family="table-cell">
      <style:table-cell-properties style:vertical-align="bottom" fo:padding="0.097cm" fo:border-left="none" fo:border-right="none" fo:border-top="none" fo:border-bottom="0.088cm solid #355e00"/>
    </style:style>
    <style:style style:name="Tabla2.G5" style:family="table-cell">
      <style:table-cell-properties fo:padding="0.097cm" fo:border-left="0.002cm solid #355e00" fo:border-right="none" fo:border-top="none" fo:border-bottom="0.088cm solid #355e00"/>
    </style:style>
    <style:style style:name="Tabla2.H5" style:family="table-cell">
      <style:table-cell-properties style:vertical-align="bottom" fo:padding="0.097cm" fo:border-left="none" fo:border-right="0.088cm solid #355e00" fo:border-top="none" fo:border-bottom="0.088cm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2.064cm"/>
    </style:style>
    <style:style style:name="Tabla4.F" style:family="table-column">
      <style:table-column-properties style:column-width="0.76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0.088cm solid #000000" fo:border-bottom="0.002cm solid #000000"/>
    </style:style>
    <style:style style:name="Tabla4.D1" style:family="table-cell">
      <style:table-cell-properties style:vertical-align="bottom" fo:padding="0.097cm" fo:border-left="none" fo:border-right="0.088cm solid #000000" fo:border-top="0.088cm solid #000000" fo:border-bottom="0.002cm solid #000000"/>
    </style:style>
    <style:style style:name="Tabla4.B2" style:family="table-cell">
      <style:table-cell-properties fo:padding="0.097cm" fo:border-left="none" fo:border-right="none" fo:border-top="none" fo:border-bottom="0.002cm solid #000000"/>
    </style:style>
    <style:style style:name="Tabla4.D2" style:family="table-cell">
      <style:table-cell-properties style:vertical-align="bottom" fo:padding="0.097cm" fo:border-left="none" fo:border-right="0.088cm solid #000000" fo:border-top="none" fo:border-bottom="0.002cm solid #000000"/>
    </style:style>
    <style:style style:name="Tabla4.B4" style:family="table-cell">
      <style:table-cell-properties fo:padding="0.097cm" fo:border-left="none" fo:border-right="none" fo:border-top="0.002cm solid #000000" fo:border-bottom="0.002cm solid #000000"/>
    </style:style>
    <style:style style:name="Tabla4.C4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Tabla4.E4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.F4" style:family="table-cell">
      <style:table-cell-properties style:vertical-align="bottom" fo:padding="0.097cm" fo:border-left="none" fo:border-right="0.088cm solid #000000" fo:border-top="0.002cm solid #000000" fo:border-bottom="0.002cm solid #000000"/>
    </style:style>
    <style:style style:name="Tabla4.B5" style:family="table-cell">
      <style:table-cell-properties fo:padding="0.097cm" fo:border-left="none" fo:border-right="none" fo:border-top="none" fo:border-bottom="0.088cm solid #000000"/>
    </style:style>
    <style:style style:name="Tabla4.D5" style:family="table-cell">
      <style:table-cell-properties style:vertical-align="bottom" fo:padding="0.097cm" fo:border-left="none" fo:border-right="none" fo:border-top="none" fo:border-bottom="0.088cm solid #000000"/>
    </style:style>
    <style:style style:name="Tabla4.G5" style:family="table-cell">
      <style:table-cell-properties fo:padding="0.097cm" fo:border-left="0.002cm solid #000000" fo:border-right="none" fo:border-top="none" fo:border-bottom="0.088cm solid #000000"/>
    </style:style>
    <style:style style:name="Tabla4.H5" style:family="table-cell">
      <style:table-cell-properties style:vertical-align="bottom" fo:padding="0.097cm" fo:border-left="none" fo:border-right="0.088cm solid #000000" fo:border-top="none" fo:border-bottom="0.088cm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6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Table_20_Contents">
      <style:text-properties style:font-name="Arial" fo:font-size="7pt" style:font-size-asian="7pt" style:font-size-complex="7pt"/>
    </style:style>
    <style:style style:name="P9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0" style:family="paragraph" style:parent-style-name="Table_20_Contents">
      <style:text-properties style:font-name="Arial" fo:font-size="8pt" style:font-size-asian="8pt" style:font-size-complex="8pt"/>
    </style:style>
    <style:style style:name="P11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2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15" style:family="paragraph" style:parent-style-name="Table_20_Contents">
      <style:text-properties style:font-name="Arial" fo:font-size="8pt" style:font-size-asian="8pt" style:font-size-complex="8p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2">REMITENTE</text:p>
          </table:table-cell>
          <table:table-cell table:style-name="Tabla1.B1" table:number-columns-spanned="2" office:value-type="string">
            <text:p text:style-name="P8">NOMBRE / NAME</text:p>
          </table:table-cell>
          <table:covered-table-cell/>
          <table:table-cell table:style-name="Tabla1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2" table:number-columns-spanned="2" office:value-type="string">
            <text:p text:style-name="P8">DIRECCIÓN / ADDRESS</text:p>
          </table:table-cell>
          <table:covered-table-cell/>
          <table:table-cell table:style-name="Tabla1.D2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2" table:number-columns-spanned="2" office:value-type="string">
            <text:p text:style-name="P8">TELEFONO / PHONE / TELEPHONE</text:p>
          </table:table-cell>
          <table:covered-table-cell/>
          <table:table-cell table:style-name="Tabla1.D2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8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9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8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8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0"><text:span text:style-name="T3"><text:text-input text:description="&lt;if test=&quot;o.address_id.partner_id&quot;&gt;">IF</text:text-input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3">DESTINATARIO</text:p>
          </table:table-cell>
          <table:table-cell table:style-name="Tabla3.B1" table:number-columns-spanned="2" office:value-type="string">
            <text:p text:style-name="P10">NOMBRE / NAME </text:p>
          </table:table-cell>
          <table:covered-table-cell/>
          <table:table-cell table:style-name="Tabla3.D1" table:number-columns-spanned="5" office:value-type="string">
            <text:p text:style-name="P7"><text:span text:style-name="T1"><text:text-input text:description="&lt;o.address_id.partner_id.name&gt;">Juan Ferandez SA</text:text-input></text:span><text:span text:style-name="T1"> - </text:span><text:span text:style-name="T1"><text:text-input text:description="&lt;o.address_id.name&gt;">Juan Ferandez SA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2" table:number-columns-spanned="2" office:value-type="string">
            <text:p text:style-name="P10">DIRECCIÓN / ADDRESS</text:p>
          </table:table-cell>
          <table:covered-table-cell/>
          <table:table-cell table:style-name="Tabla3.D2" table:number-columns-spanned="5" office:value-type="string">
            <text:p text:style-name="P5"><text:text-input text:description="&lt;o.address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2" table:number-columns-spanned="2" office:value-type="string">
            <text:p text:style-name="P10">TELEFONO / PHONE / TELEPHONE</text:p>
          </table:table-cell>
          <table:covered-table-cell/>
          <table:table-cell table:style-name="Tabla3.D2" table:number-columns-spanned="5" office:value-type="string">
            <text:p text:style-name="P3"><text:text-input text:description="&lt;o.address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0">CPA / ZIP</text:p>
          </table:table-cell>
          <table:table-cell table:style-name="Tabla3.C4" table:number-columns-spanned="2" office:value-type="string">
            <text:p text:style-name="P3"><text:text-input text:description="&lt;o.address_id.zip&gt;">2000</text:text-input></text:p>
          </table:table-cell>
          <table:covered-table-cell/>
          <table:table-cell table:style-name="Tabla3.E4" office:value-type="string">
            <text:p text:style-name="P11">LOCALIDAD / CITY</text:p>
          </table:table-cell>
          <table:table-cell table:style-name="Tabla3.F4" table:number-columns-spanned="3" office:value-type="string">
            <text:p text:style-name="P3"><text:text-input text:description="&lt;o.address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0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address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0">PAIS / COUNTRY</text:p>
          </table:table-cell>
          <table:table-cell table:style-name="Tabla3.H5" office:value-type="string">
            <text:p text:style-name="P3"><text:text-input text:description="&lt;o.address_id.country_id.name&gt;">ARGENTINA</text:text-input></text:p>
          </table:table-cell>
        </table:table-row>
      </table:table>
      <text:p text:style-name="P3"><text:span text:style-name="T2"><text:text-input text:description="&lt;/if&gt;">&lt;/if&gt;</text:text-input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2">REMITENTE</text:p>
          </table:table-cell>
          <table:table-cell table:style-name="Tabla2.B1" table:number-columns-spanned="2" office:value-type="string">
            <text:p text:style-name="P8">NOMBRE / NAME</text:p>
          </table:table-cell>
          <table:covered-table-cell/>
          <table:table-cell table:style-name="Tabla2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2" table:number-columns-spanned="2" office:value-type="string">
            <text:p text:style-name="P8">DIRECCIÓN / ADDRESS</text:p>
          </table:table-cell>
          <table:covered-table-cell/>
          <table:table-cell table:style-name="Tabla2.D2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2" table:number-columns-spanned="2" office:value-type="string">
            <text:p text:style-name="P8">TELEFONO / PHONE / TELEPHONE</text:p>
          </table:table-cell>
          <table:covered-table-cell/>
          <table:table-cell table:style-name="Tabla2.D2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8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9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8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8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0"><text:span text:style-name="T3"><text:text-input text:description="&lt;if test=&quot;o.address_id.partner_id&quot;&gt;">IF</text:text-input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3">DESTINATARIO</text:p>
          </table:table-cell>
          <table:table-cell table:style-name="Tabla4.B1" table:number-columns-spanned="2" office:value-type="string">
            <text:p text:style-name="P10">NOMBRE / NAME</text:p>
          </table:table-cell>
          <table:covered-table-cell/>
          <table:table-cell table:style-name="Tabla4.D1" table:number-columns-spanned="5" office:value-type="string">
            <text:p text:style-name="P7"><text:span text:style-name="T1"><text:text-input text:description="&lt;o.address_id.partner_id.name&gt;">Juan Ferandez SA</text:text-input></text:span><text:span text:style-name="T1"> - </text:span><text:span text:style-name="T1"><text:text-input text:description="&lt;o.address_id.name&gt;">Juan Ferandez SA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2" table:number-columns-spanned="2" office:value-type="string">
            <text:p text:style-name="P10">DIRECCIÓN / ADDRESS</text:p>
          </table:table-cell>
          <table:covered-table-cell/>
          <table:table-cell table:style-name="Tabla4.D2" table:number-columns-spanned="5" office:value-type="string">
            <text:p text:style-name="P5"><text:text-input text:description="&lt;o.address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2" table:number-columns-spanned="2" office:value-type="string">
            <text:p text:style-name="P10">TELEFONO / PHONE / TELEPHONE</text:p>
          </table:table-cell>
          <table:covered-table-cell/>
          <table:table-cell table:style-name="Tabla4.D2" table:number-columns-spanned="5" office:value-type="string">
            <text:p text:style-name="P3"><text:text-input text:description="&lt;o.address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0">CPA / ZIP</text:p>
          </table:table-cell>
          <table:table-cell table:style-name="Tabla4.C4" table:number-columns-spanned="2" office:value-type="string">
            <text:p text:style-name="P3"><text:text-input text:description="&lt;o.address_id.zip&gt;">2000</text:text-input></text:p>
          </table:table-cell>
          <table:covered-table-cell/>
          <table:table-cell table:style-name="Tabla4.E4" office:value-type="string">
            <text:p text:style-name="P11">LOCALIDAD / CITY</text:p>
          </table:table-cell>
          <table:table-cell table:style-name="Tabla4.F4" table:number-columns-spanned="3" office:value-type="string">
            <text:p text:style-name="P3"><text:text-input text:description="&lt;o.address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0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address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0">PAIS / COUNTRY</text:p>
          </table:table-cell>
          <table:table-cell table:style-name="Tabla4.H5" office:value-type="string">
            <text:p text:style-name="P3"><text:text-input text:description="&lt;o.address_id.country_id.name&gt;">ARGENTINA</text:text-input></text:p>
          </table:table-cell>
        </table:table-row>
      </table:table>
      <text:p text:style-name="P3"><text:span text:style-name="T2"><text:text-input text:description="&lt;/if&gt;">&lt;/if&gt;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4:26:12.48</meta:creation-date>
    <dc:date>2012-09-08T11:21:38</dc:date>
    <meta:editing-duration>PT15H46M25S</meta:editing-duration>
    <meta:editing-cycles>19</meta:editing-cycles>
    <meta:generator>OpenOffice.org/3.2$Unix OpenOffice.org_project/320m12$Build-9483</meta:generator>
    <dc:creator>Administrador </dc:creator>
    <meta:document-statistic meta:table-count="4" meta:image-count="0" meta:object-count="0" meta:page-count="1" meta:paragraph-count="64" meta:word-count="168" meta:character-count="891"/>
  </office:meta>
</office:document-meta>
</file>